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458" officeooo:paragraph-rsid="00032458"/>
    </style:style>
    <style:style style:name="P2" style:family="paragraph" style:parent-style-name="Standard">
      <style:text-properties officeooo:rsid="0004c32f" officeooo:paragraph-rsid="0004c32f"/>
    </style:style>
    <style:style style:name="P3" style:family="paragraph" style:parent-style-name="Standard">
      <style:text-properties officeooo:rsid="0005e954" officeooo:paragraph-rsid="0005e954"/>
    </style:style>
    <style:style style:name="P4" style:family="paragraph" style:parent-style-name="Standard">
      <style:text-properties officeooo:paragraph-rsid="0005e954"/>
    </style:style>
    <style:style style:name="P5" style:family="paragraph" style:parent-style-name="Standard">
      <style:text-properties fo:font-weight="bold" officeooo:paragraph-rsid="0005e954" style:font-weight-asian="bold" style:font-weight-complex="bold"/>
    </style:style>
    <style:style style:name="P6" style:family="paragraph" style:parent-style-name="Standard">
      <style:text-properties fo:font-weight="bold" officeooo:rsid="0005e954" officeooo:paragraph-rsid="0005e954" style:font-weight-asian="bold" style:font-weight-complex="bold"/>
    </style:style>
    <style:style style:name="P7" style:family="paragraph" style:parent-style-name="Standard">
      <style:text-properties fo:font-weight="bold" officeooo:rsid="0005e954" officeooo:paragraph-rsid="0004c32f" style:font-weight-asian="bold" style:font-weight-complex="bold"/>
    </style:style>
    <style:style style:name="P8" style:family="paragraph" style:parent-style-name="Standard">
      <style:text-properties fo:font-weight="bold" officeooo:rsid="0004c32f" officeooo:paragraph-rsid="0004c32f" style:font-weight-asian="bold" style:font-weight-complex="bold"/>
    </style:style>
    <style:style style:name="P9" style:family="paragraph" style:parent-style-name="Standard">
      <style:text-properties fo:font-weight="bold" officeooo:rsid="0005f705" officeooo:paragraph-rsid="0005f705" style:font-weight-asian="bold" style:font-weight-complex="bold"/>
    </style:style>
    <style:style style:name="P10" style:family="paragraph" style:parent-style-name="Standard">
      <style:text-properties fo:font-weight="bold" officeooo:rsid="0007d800" officeooo:paragraph-rsid="0007d800" style:font-weight-asian="bold" style:font-weight-complex="bold"/>
    </style:style>
    <style:style style:name="P11" style:family="paragraph" style:parent-style-name="Standard">
      <style:text-properties fo:font-weight="bold" officeooo:rsid="000b1199" officeooo:paragraph-rsid="000b1199" style:font-weight-asian="bold" style:font-weight-complex="bold"/>
    </style:style>
    <style:style style:name="P12" style:family="paragraph" style:parent-style-name="Standard">
      <style:text-properties fo:font-weight="bold" officeooo:rsid="000be94e" officeooo:paragraph-rsid="000be94e" style:font-weight-asian="bold" style:font-weight-complex="bold"/>
    </style:style>
    <style:style style:name="P13" style:family="paragraph" style:parent-style-name="Standard">
      <style:text-properties fo:font-weight="bold" officeooo:rsid="000e1c95" officeooo:paragraph-rsid="000e1c95" style:font-weight-asian="bold" style:font-weight-complex="bold"/>
    </style:style>
    <style:style style:name="P14" style:family="paragraph" style:parent-style-name="Standard">
      <style:text-properties officeooo:rsid="0005f705" officeooo:paragraph-rsid="0005f705"/>
    </style:style>
    <style:style style:name="P15" style:family="paragraph" style:parent-style-name="Standard">
      <style:text-properties officeooo:rsid="0007d800" officeooo:paragraph-rsid="0007d800"/>
    </style:style>
    <style:style style:name="P16" style:family="paragraph" style:parent-style-name="Standard">
      <style:text-properties officeooo:rsid="000b1199" officeooo:paragraph-rsid="000b1199"/>
    </style:style>
    <style:style style:name="P17" style:family="paragraph" style:parent-style-name="Standard">
      <style:text-properties officeooo:rsid="000be94e" officeooo:paragraph-rsid="000be94e"/>
    </style:style>
    <style:style style:name="P18" style:family="paragraph" style:parent-style-name="Standard">
      <style:text-properties officeooo:rsid="000c5447" officeooo:paragraph-rsid="000c5447"/>
    </style:style>
    <style:style style:name="P19" style:family="paragraph" style:parent-style-name="Standard">
      <style:text-properties officeooo:rsid="000e1c95" officeooo:paragraph-rsid="000e1c95"/>
    </style:style>
    <style:style style:name="P20" style:family="paragraph" style:parent-style-name="Standard">
      <style:text-properties officeooo:rsid="00125af8" officeooo:paragraph-rsid="00125af8"/>
    </style:style>
    <style:style style:name="P21" style:family="paragraph" style:parent-style-name="Standard">
      <style:text-properties officeooo:rsid="000b1199" officeooo:paragraph-rsid="000b1199"/>
    </style:style>
    <style:style style:name="T1" style:family="text">
      <style:text-properties officeooo:rsid="0005e954"/>
    </style:style>
    <style:style style:name="T2" style:family="text">
      <style:text-properties officeooo:rsid="00091ace"/>
    </style:style>
    <style:style style:name="T3" style:family="text">
      <style:text-properties officeooo:rsid="000b1199"/>
    </style:style>
    <style:style style:name="T4" style:family="text">
      <style:text-properties officeooo:rsid="000be94e"/>
    </style:style>
    <style:style style:name="T5" style:family="text">
      <style:text-properties officeooo:rsid="000e1c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web periodística sobre videojuegos</text:p>
      <text:p text:style-name="P1"/>
      <text:p text:style-name="P1">Herramientas a utilizar:<text:line-break/></text:p>
      <text:p text:style-name="P1">Frontend:</text:p>
      <text:p text:style-name="P1"><text:tab/></text:p>
      <text:p text:style-name="P1">- Angular</text:p>
      <text:p text:style-name="P1"/>
      <text:p text:style-name="P1">- Visual Studio Code</text:p>
      <text:p text:style-name="P1"/>
      <text:p text:style-name="P1">- TypeScript</text:p>
      <text:p text:style-name="P1"/>
      <text:p text:style-name="P1">- CSS con Bootstrap</text:p>
      <text:p text:style-name="P1"/>
      <text:p text:style-name="P1">- Figma</text:p>
      <text:p text:style-name="P1"/>
      <text:p text:style-name="P1">- HTML5</text:p>
      <text:p text:style-name="P1"/>
      <text:p text:style-name="P1">Backend:</text:p>
      <text:p text:style-name="P1"/>
      <text:p text:style-name="P1">- Spring Boot</text:p>
      <text:p text:style-name="P1"/>
      <text:p text:style-name="P1">- Eclipse</text:p>
      <text:p text:style-name="P1"/>
      <text:p text:style-name="P1">- Visual Studio Code</text:p>
      <text:p text:style-name="P1"/>
      <text:p text:style-name="P1"/>
      <text:p text:style-name="P1"/>
      <text:p text:style-name="P2">Base de datos</text:p>
      <text:p text:style-name="P2"/>
      <text:p text:style-name="P2"/>
      <text:p text:style-name="P2">Entidades <text:span text:style-name="T3">(1</text:span><text:span text:style-name="T4">5</text:span><text:span text:style-name="T3">)</text:span></text:p>
      <text:p text:style-name="P2"/>
      <text:p text:style-name="P8">Usuario</text:p>
      <text:p text:style-name="P2"/>
      <text:p text:style-name="P2">- <text:span text:style-name="T5">id</text:span></text:p>
      <text:p text:style-name="P2"/>
      <text:p text:style-name="P2">-<text:span text:style-name="T5">id_rol</text:span></text:p>
      <text:p text:style-name="P2"/>
      <text:p text:style-name="P2">- Nombre</text:p>
      <text:p text:style-name="P2"/>
      <text:p text:style-name="P2">- Apellidos</text:p>
      <text:p text:style-name="P2"/>
      <text:p text:style-name="P2">- DNI</text:p>
      <text:p text:style-name="P2"/>
      <text:p text:style-name="P2">- email</text:p>
      <text:p text:style-name="P2"/>
      <text:p text:style-name="P2">- Fecha de nacimiento</text:p>
      <text:p text:style-name="P2"/>
      <text:p text:style-name="P2">- imagen</text:p>
      <text:p text:style-name="P2"/>
      <text:p text:style-name="P2"/>
      <text:p text:style-name="P2"><text:soft-page-break/></text:p>
      <text:p text:style-name="P2"/>
      <text:p text:style-name="P8"/>
      <text:p text:style-name="P8"/>
      <text:p text:style-name="P8"/>
      <text:p text:style-name="P12">Analista</text:p>
      <text:p text:style-name="P17"/>
      <text:p text:style-name="P18">id </text:p>
      <text:p text:style-name="P18"/>
      <text:p text:style-name="P18">id_usuario</text:p>
      <text:p text:style-name="P18"/>
      <text:p text:style-name="P18">descripcion</text:p>
      <text:p text:style-name="P18"/>
      <text:p text:style-name="P18">experiencia_laboral</text:p>
      <text:p text:style-name="P18"/>
      <text:p text:style-name="P18">noticias_publicadas</text:p>
      <text:p text:style-name="P2"/>
      <text:p text:style-name="P2"/>
      <text:p text:style-name="P13">Roles</text:p>
      <text:p text:style-name="P19"/>
      <text:p text:style-name="P19">id</text:p>
      <text:p text:style-name="P19"/>
      <text:p text:style-name="P19">id_usuario</text:p>
      <text:p text:style-name="P19"/>
      <text:p text:style-name="P19">nombre</text:p>
      <text:p text:style-name="P2"/>
      <text:p text:style-name="P2"/>
      <text:p text:style-name="P8">Post</text:p>
      <text:p text:style-name="P8"/>
      <text:p text:style-name="P2">- id</text:p>
      <text:p text:style-name="P2"/>
      <text:p text:style-name="P2">- id<text:span text:style-name="T1">Usuario</text:span></text:p>
      <text:p text:style-name="P2"/>
      <text:p text:style-name="P2">- Titulo</text:p>
      <text:p text:style-name="P2"/>
      <text:p text:style-name="P2">- Subtitulo</text:p>
      <text:p text:style-name="P2"/>
      <text:p text:style-name="P2">- Descripción</text:p>
      <text:p text:style-name="P2"/>
      <text:p text:style-name="P2">- <text:span text:style-name="T4">Contenido</text:span></text:p>
      <text:p text:style-name="P2"/>
      <text:p text:style-name="P2">- Portada</text:p>
      <text:p text:style-name="P2"/>
      <text:p text:style-name="P2">- Imagen</text:p>
      <text:p text:style-name="P2"/>
      <text:p text:style-name="P2">- Etiquetas</text:p>
      <text:p text:style-name="P2"/>
      <text:p text:style-name="P2">- Categorías</text:p>
      <text:p text:style-name="P2"/>
      <text:p text:style-name="P2">- tipo (análisis, artículo o noticia)</text:p>
      <text:p text:style-name="P2"/>
      <text:p text:style-name="P2">- fecha_publicacion</text:p>
      <text:p text:style-name="P2"><text:soft-page-break/></text:p>
      <text:p text:style-name="P8"/>
      <text:p text:style-name="P7">PostEtiquetas</text:p>
      <text:p text:style-name="P2"/>
      <text:p text:style-name="P2">- <text:span text:style-name="T1">IdEtiqueta</text:span></text:p>
      <text:p text:style-name="P2"/>
      <text:p text:style-name="P2">- <text:span text:style-name="T1">IdPost</text:span></text:p>
      <text:p text:style-name="P2"/>
      <text:p text:style-name="P2"/>
      <text:p text:style-name="P6">PostCategor<text:span text:style-name="T2">ia</text:span></text:p>
      <text:p text:style-name="P3"/>
      <text:p text:style-name="P3">- IdPost</text:p>
      <text:p text:style-name="P3"/>
      <text:p text:style-name="P3">- IdCategoría</text:p>
      <text:p text:style-name="P2"/>
      <text:p text:style-name="P2"/>
      <text:p text:style-name="P6">Etiquetas</text:p>
      <text:p text:style-name="P6"/>
      <text:p text:style-name="P3"/>
      <text:p text:style-name="P3">- idEtiqueta</text:p>
      <text:p text:style-name="P3"/>
      <text:p text:style-name="P3">- Nombre</text:p>
      <text:p text:style-name="P3"/>
      <text:p text:style-name="P3"/>
      <text:p text:style-name="P3"/>
      <text:p text:style-name="P5"><text:span text:style-name="T1">Categor</text:span><text:span text:style-name="T2">ia</text:span></text:p>
      <text:p text:style-name="P4"/>
      <text:p text:style-name="P4">- <text:span text:style-name="T1">idCategoría</text:span></text:p>
      <text:p text:style-name="P4"/>
      <text:p text:style-name="P4">- <text:span text:style-name="T1">Nombre</text:span></text:p>
      <text:p text:style-name="P2"/>
      <text:p text:style-name="P9">Imagen</text:p>
      <text:p text:style-name="P14"/>
      <text:p text:style-name="P14">- id</text:p>
      <text:p text:style-name="P14"/>
      <text:p text:style-name="P14">- idPost</text:p>
      <text:p text:style-name="P14"/>
      <text:p text:style-name="P14">- nombre</text:p>
      <text:p text:style-name="P14"/>
      <text:p text:style-name="P14">- url</text:p>
      <text:p text:style-name="P14"/>
      <text:p text:style-name="P14">- tipo_contenido</text:p>
      <text:p text:style-name="P14"/>
      <text:p text:style-name="P14">- tamano</text:p>
      <text:p text:style-name="P14"/>
      <text:p text:style-name="P14">- fecha_subida</text:p>
      <text:p text:style-name="P14"/>
      <text:p text:style-name="P14">- descripcion</text:p>
      <text:p text:style-name="P14"/>
      <text:p text:style-name="P15"/>
      <text:p text:style-name="P15"/>
      <text:p text:style-name="P15"/>
      <text:p text:style-name="P10"><text:soft-page-break/>Comentario</text:p>
      <text:p text:style-name="P15"/>
      <text:p text:style-name="P15">id</text:p>
      <text:p text:style-name="P15"/>
      <text:p text:style-name="P15">id_post</text:p>
      <text:p text:style-name="P15"/>
      <text:p text:style-name="P15">id_usuario</text:p>
      <text:p text:style-name="P15"/>
      <text:p text:style-name="P15">contenido</text:p>
      <text:p text:style-name="P15"/>
      <text:p text:style-name="P15">fecha_creacion</text:p>
      <text:p text:style-name="P15"/>
      <text:p text:style-name="P10">reaccion</text:p>
      <text:p text:style-name="P15"/>
      <text:p text:style-name="P15">id</text:p>
      <text:p text:style-name="P15"/>
      <text:p text:style-name="P15">id_post</text:p>
      <text:p text:style-name="P15"/>
      <text:p text:style-name="P15">id_usuario</text:p>
      <text:p text:style-name="P15"/>
      <text:p text:style-name="P15">tipo (likes o dislikes)</text:p>
      <text:p text:style-name="P15"/>
      <text:p text:style-name="P15">fecha_reaccion (logs)</text:p>
      <text:p text:style-name="P15"/>
      <text:p text:style-name="P15"/>
      <text:p text:style-name="P15"/>
      <text:p text:style-name="P11">Videojuegos</text:p>
      <text:p text:style-name="P16"/>
      <text:p text:style-name="P16">id</text:p>
      <text:p text:style-name="P16"/>
      <text:p text:style-name="P16">titulo</text:p>
      <text:p text:style-name="P16"/>
      <text:p text:style-name="P16">descripcion</text:p>
      <text:p text:style-name="P16"/>
      <text:p text:style-name="P16">genero</text:p>
      <text:p text:style-name="P16"/>
      <text:p text:style-name="P16">imagen</text:p>
      <text:p text:style-name="P16"/>
      <text:p text:style-name="P17">duracion</text:p>
      <text:p text:style-name="P17"/>
      <text:p text:style-name="P17">jugadores</text:p>
      <text:p text:style-name="P17"/>
      <text:p text:style-name="P17">idioma</text:p>
      <text:p text:style-name="P16"/>
      <text:p text:style-name="P17">lanzamiento</text:p>
      <text:p text:style-name="P16"/>
      <text:p text:style-name="P16">compañ<text:span text:style-name="T4">i</text:span>a</text:p>
      <text:p text:style-name="P16"/>
      <text:p text:style-name="P16"/>
      <text:p text:style-name="P16"/>
      <text:p text:style-name="P16"/>
      <text:p text:style-name="P16"/>
      <text:p text:style-name="P11"><text:soft-page-break/>Genero</text:p>
      <text:p text:style-name="P16"/>
      <text:p text:style-name="P16"/>
      <text:p text:style-name="P16">id</text:p>
      <text:p text:style-name="P16"/>
      <text:p text:style-name="P16">nombre</text:p>
      <text:p text:style-name="P16"/>
      <text:p text:style-name="P16"/>
      <text:p text:style-name="P16"/>
      <text:p text:style-name="P11">Videojuegos_Genero</text:p>
      <text:p text:style-name="P11"/>
      <text:p text:style-name="P16">id_videojuego</text:p>
      <text:p text:style-name="P16"/>
      <text:p text:style-name="P16">id_genero</text:p>
      <text:p text:style-name="P16"/>
      <text:p text:style-name="P16"/>
      <text:p text:style-name="P11"/>
      <text:p text:style-name="P11">Plataforma</text:p>
      <text:p text:style-name="P16"/>
      <text:p text:style-name="P16">id</text:p>
      <text:p text:style-name="P16"/>
      <text:p text:style-name="P16">nombre</text:p>
      <text:p text:style-name="P16"/>
      <text:p text:style-name="P16"/>
      <text:p text:style-name="P11">Videojuego_plataforma</text:p>
      <text:p text:style-name="P16"/>
      <text:p text:style-name="P16">id_plataforma</text:p>
      <text:p text:style-name="P16"/>
      <text:p text:style-name="P16">id_videojuego</text:p>
      <text:p text:style-name="P16"/>
      <text:p text:style-name="P16"/>
      <text:p text:style-name="P20">Diagramas de casos de uso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5:55:06.766000000</meta:creation-date>
    <dc:date>2025-03-12T18:26:28.148000000</dc:date>
    <meta:editing-duration>PT8H41M59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05" meta:word-count="178" meta:character-count="1115" meta:non-whitespace-character-count="1038"/>
  </office:meta>
</office:document-meta>
</file>